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3"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4"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3d54747" officeooo:paragraph-rsid="02bd98af" style:font-size-asian="12pt" style:font-weight-asian="normal" style:font-size-complex="12pt" style:font-weight-complex="normal"/>
    </style:style>
    <style:style style:name="P11" style:family="paragraph" style:parent-style-name="Standard">
      <style:text-properties fo:font-variant="normal" fo:text-transform="none" fo:color="#115737" style:font-name="Liberation Serif" fo:font-size="18pt" fo:font-style="normal" fo:font-weight="bold" officeooo:paragraph-rsid="02e7f257" style:font-size-asian="18pt" style:font-size-complex="18pt"/>
    </style:style>
    <style:style style:name="P12" style:family="paragraph" style:parent-style-name="Standard">
      <style:text-properties style:font-name="Liberation Serif" fo:font-size="12pt" officeooo:rsid="000f51f5" officeooo:paragraph-rsid="000f51f5" style:font-size-asian="12pt" style:font-size-complex="12pt"/>
    </style:style>
    <style:style style:name="P13" style:family="paragraph" style:parent-style-name="Standard">
      <style:text-properties style:font-name="Liberation Serif" fo:font-size="12pt" officeooo:rsid="000fa800" officeooo:paragraph-rsid="000fa800" style:font-size-asian="12pt" style:font-size-complex="12pt"/>
    </style:style>
    <style:style style:name="P14" style:family="paragraph" style:parent-style-name="Standard">
      <style:text-properties style:font-name="Liberation Serif" fo:font-size="12pt" officeooo:rsid="02b0922e" officeooo:paragraph-rsid="02b0922e" style:font-size-asian="12pt" style:font-size-complex="12pt"/>
    </style:style>
    <style:style style:name="P15" style:family="paragraph" style:parent-style-name="Standard">
      <style:text-properties style:font-name="Liberation Serif" fo:font-size="12pt" officeooo:rsid="02b0922e" officeooo:paragraph-rsid="02bcf6b4" style:font-size-asian="12pt" style:font-size-complex="12pt"/>
    </style:style>
    <style:style style:name="P16" style:family="paragraph" style:parent-style-name="Standard">
      <style:text-properties style:font-name="Liberation Serif" fo:font-size="12pt" officeooo:rsid="02bcf6b4" officeooo:paragraph-rsid="03444a11" style:font-size-asian="12pt" style:font-size-complex="12pt"/>
    </style:style>
    <style:style style:name="P17" style:family="paragraph" style:parent-style-name="Standard">
      <style:text-properties style:font-name="Liberation Serif" fo:font-size="12pt" officeooo:rsid="0017068d" officeooo:paragraph-rsid="0017068d" style:font-size-asian="12pt" style:font-size-complex="12pt"/>
    </style:style>
    <style:style style:name="P18" style:family="paragraph" style:parent-style-name="Standard">
      <style:text-properties style:font-name="Liberation Serif" fo:font-size="12pt" officeooo:paragraph-rsid="02e7f257" style:font-size-asian="12pt" style:font-size-complex="12pt"/>
    </style:style>
    <style:style style:name="P19" style:family="paragraph" style:parent-style-name="Standard">
      <style:text-properties style:font-name="Liberation Serif" fo:font-size="12pt" officeooo:rsid="004eb8c7" officeooo:paragraph-rsid="02e7f257" style:font-size-asian="12pt" style:font-size-complex="12pt"/>
    </style:style>
    <style:style style:name="P20" style:family="paragraph" style:parent-style-name="Standard">
      <style:text-properties style:font-name="Liberation Serif" fo:font-size="12pt" officeooo:rsid="01491b96" officeooo:paragraph-rsid="02d1662e" style:font-size-asian="12pt" style:font-size-complex="12pt"/>
    </style:style>
    <style:style style:name="P21" style:family="paragraph" style:parent-style-name="Standard">
      <style:text-properties style:font-name="Liberation Serif" fo:font-size="12pt" officeooo:rsid="011b07c9" officeooo:paragraph-rsid="0017068d" style:font-size-asian="12pt" style:font-size-complex="12pt"/>
    </style:style>
    <style:style style:name="P22" style:family="paragraph" style:parent-style-name="Standard">
      <style:text-properties style:font-name="Liberation Serif" fo:font-size="12pt" officeooo:rsid="03d03461" officeooo:paragraph-rsid="03d03461" style:font-size-asian="12pt" style:font-size-complex="12pt"/>
    </style:style>
    <style:style style:name="P23" style:family="paragraph" style:parent-style-name="Standard">
      <style:text-properties style:font-name="Liberation Serif" fo:font-size="12pt" officeooo:rsid="040ec140" officeooo:paragraph-rsid="040ec140" style:font-size-asian="12pt" style:font-size-complex="12pt"/>
    </style:style>
    <style:style style:name="P24" style:family="paragraph" style:parent-style-name="Standard">
      <style:text-properties style:font-name="Liberation Serif" fo:font-size="12pt" officeooo:rsid="0061af03" officeooo:paragraph-rsid="041452ab" style:font-size-asian="12pt" style:font-size-complex="12pt"/>
    </style:style>
    <style:style style:name="P25"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8"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29"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188613c" officeooo:paragraph-rsid="02d41dae"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35"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36"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37" style:family="paragraph" style:parent-style-name="Standard">
      <style:text-properties style:font-name="Liberation Serif" fo:font-size="12pt" style:text-underline-style="solid" style:text-underline-width="auto" style:text-underline-color="font-color" fo:font-weight="bold" officeooo:rsid="044a7ccb" officeooo:paragraph-rsid="044a7ccb" style:font-size-asian="12pt" style:font-weight-asian="bold" style:font-size-complex="12pt" style:font-weight-complex="bold"/>
    </style:style>
    <style:style style:name="P38"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39" style:family="paragraph" style:parent-style-name="Standard">
      <style:text-properties officeooo:paragraph-rsid="0017068d"/>
    </style:style>
    <style:style style:name="P40" style:family="paragraph" style:parent-style-name="Standard">
      <style:text-properties officeooo:paragraph-rsid="0443fd9e"/>
    </style:style>
    <style:style style:name="P41"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42"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41c7248" style:font-size-asian="12pt" style:font-weight-asian="normal" style:font-size-complex="12pt" style:font-weight-complex="normal"/>
    </style:style>
    <style:style style:name="P43"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fdb671" style:font-size-asian="12pt" style:font-weight-asian="bold" style:font-size-complex="12pt" style:font-weight-complex="bold"/>
    </style:style>
    <style:style style:name="P44"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46"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47"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fdb671" style:font-weight-asian="bold" style:font-weight-complex="bold"/>
    </style:style>
    <style:style style:name="P48" style:family="paragraph" style:parent-style-name="Standard">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caf45" style:font-size-asian="12pt" style:font-weight-asian="normal" style:font-size-complex="12pt" style:font-weight-complex="normal"/>
    </style:style>
    <style:style style:name="P49"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50"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51"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52"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53"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54"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55"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56"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57" style:family="paragraph" style:parent-style-name="Standard">
      <style:paragraph-properties fo:margin-top="0cm" fo:margin-bottom="0cm" loext:contextual-spacing="false"/>
      <style:text-properties style:font-name="Liberation Serif" fo:font-size="12pt" fo:font-weight="bold" officeooo:rsid="002d6122" officeooo:paragraph-rsid="0379c8d1" style:font-size-asian="12pt" style:font-weight-asian="bold" style:font-size-complex="12pt" style:font-weight-complex="bold"/>
    </style:style>
    <style:style style:name="P58"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59"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60"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61"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62" style:family="paragraph" style:parent-style-name="Standard">
      <style:paragraph-properties fo:margin-top="0cm" fo:margin-bottom="0cm" loext:contextual-spacing="false"/>
      <style:text-properties officeooo:paragraph-rsid="02d1662e"/>
    </style:style>
    <style:style style:name="P63"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fdb671"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cm" fo:margin-bottom="0cm" loext:contextual-spacing="false"/>
      <style:text-properties fo:color="#000000" style:font-name="Liberation Serif" fo:font-size="12pt" fo:font-style="normal" fo:font-weight="normal" officeooo:rsid="040ec140" officeooo:paragraph-rsid="040ec140"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67" style:family="paragraph" style:parent-style-name="Text_20_body">
      <style:paragraph-properties fo:margin-top="0cm" fo:margin-bottom="0cm" loext:contextual-spacing="false"/>
      <style:text-properties officeooo:paragraph-rsid="02d7dc9a"/>
    </style:style>
    <style:style style:name="P68"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69" style:family="paragraph" style:parent-style-name="Heading_20_3">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70" style:family="paragraph" style:parent-style-name="Text_20_body">
      <style:text-properties officeooo:rsid="000f51f5" officeooo:paragraph-rsid="000f51f5"/>
    </style:style>
    <style:style style:name="P71" style:family="paragraph" style:parent-style-name="Text_20_body">
      <style:text-properties style:font-name="Liberation Serif" fo:font-size="12pt" officeooo:rsid="0260e825" officeooo:paragraph-rsid="026b03cb" style:font-size-asian="12pt" style:font-size-complex="12pt"/>
    </style:style>
    <style:style style:name="P72"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73"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74"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75"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76"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77"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78"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79"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80"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81"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82" style:family="paragraph" style:parent-style-name="Standard">
      <style:paragraph-properties fo:margin-top="0cm" fo:margin-bottom="0cm" loext:contextual-spacing="false"/>
      <style:text-properties style:font-name="Liberation Serif" fo:font-size="12pt" fo:font-weight="normal" officeooo:rsid="03f01030" officeooo:paragraph-rsid="041e0439" style:font-size-asian="12pt" style:font-weight-asian="normal" style:font-size-complex="12pt" style:font-weight-complex="normal"/>
    </style:style>
    <style:style style:name="P83" style:family="paragraph" style:parent-style-name="Standard">
      <style:paragraph-properties fo:margin-top="0cm" fo:margin-bottom="0cm" loext:contextual-spacing="false"/>
      <style:text-properties fo:color="#000000" style:font-name="Liberation Serif" fo:font-size="12pt" fo:font-style="normal" fo:font-weight="normal" officeooo:rsid="04536c0f" officeooo:paragraph-rsid="04536c0f" style:font-size-asian="12pt" style:font-style-asian="normal" style:font-weight-asian="normal" style:font-size-complex="12pt" style:font-style-complex="normal" style:font-weight-complex="normal"/>
    </style:style>
    <style:style style:name="P84" style:family="paragraph" style:parent-style-name="Standard">
      <style:text-properties officeooo:paragraph-rsid="0442e527"/>
    </style:style>
    <style:style style:name="P85" style:family="paragraph" style:parent-style-name="Standard">
      <style:text-properties style:font-name="Liberation Serif" fo:font-size="12pt" officeooo:rsid="03d03461" officeooo:paragraph-rsid="03d03461" style:font-size-asian="12pt" style:font-size-complex="12pt"/>
    </style:style>
    <style:style style:name="P86" style:family="paragraph" style:parent-style-name="Standard">
      <style:text-properties style:font-name="Liberation Serif" fo:font-size="12pt" officeooo:rsid="045e150f" officeooo:paragraph-rsid="045e150f" style:font-size-asian="12pt" style:font-size-complex="12pt"/>
    </style:style>
    <style:style style:name="P87" style:family="paragraph" style:parent-style-name="Standard">
      <style:text-properties fo:font-weight="normal" officeooo:rsid="0450849b" officeooo:paragraph-rsid="0450849b" style:font-weight-asian="normal" style:font-weight-complex="normal"/>
    </style:style>
    <style:style style:name="P88" style:family="paragraph" style:parent-style-name="Standard">
      <style:text-properties fo:font-weight="normal" officeooo:rsid="0450849b" officeooo:paragraph-rsid="045f4d95" style:font-weight-asian="normal" style:font-weight-complex="normal"/>
    </style:style>
    <style:style style:name="P89" style:family="paragraph" style:parent-style-name="Standard">
      <style:text-properties officeooo:paragraph-rsid="031ed610"/>
    </style:style>
    <style:style style:name="P90"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91" style:family="paragraph" style:parent-style-name="Standard">
      <style:text-properties fo:font-variant="normal" fo:text-transform="none" fo:color="#000000" style:font-name="Liberation Serif" fo:font-size="12pt" fo:font-style="normal" fo:font-weight="normal" officeooo:rsid="04614391" officeooo:paragraph-rsid="04614391" style:font-size-asian="12pt" style:font-weight-asian="normal" style:font-size-complex="12pt" style:font-weight-complex="normal"/>
    </style:style>
    <style:style style:name="P92"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93"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94"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0f877b" style:font-weight-asian="bold" style:font-weight-complex="bold"/>
    </style:style>
    <style:style style:name="T3" style:family="text">
      <style:text-properties fo:font-weight="bold" officeooo:rsid="03106e0b" style:font-weight-asian="bold" style:font-weight-complex="bold"/>
    </style:style>
    <style:style style:name="T4" style:family="text">
      <style:text-properties fo:font-weight="bold" officeooo:rsid="00781d64" style:font-weight-asian="bold" style:font-weight-complex="bold"/>
    </style:style>
    <style:style style:name="T5" style:family="text">
      <style:text-properties officeooo:rsid="007d6918"/>
    </style:style>
    <style:style style:name="T6" style:family="text">
      <style:text-properties fo:font-weight="normal" style:font-weight-asian="normal" style:font-weight-complex="normal"/>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fo:font-weight="normal" officeooo:rsid="043cee78" style:font-weight-asian="normal" style:font-weight-complex="normal"/>
    </style:style>
    <style:style style:name="T15" style:family="text">
      <style:text-properties fo:font-weight="normal" officeooo:rsid="043d8df2" style:font-weight-asian="normal" style:font-weight-complex="normal"/>
    </style:style>
    <style:style style:name="T16" style:family="text">
      <style:text-properties fo:font-weight="normal" officeooo:rsid="043e6551" style:font-weight-asian="normal" style:font-weight-complex="normal"/>
    </style:style>
    <style:style style:name="T17" style:family="text">
      <style:text-properties officeooo:rsid="010ff60a"/>
    </style:style>
    <style:style style:name="T18" style:family="text">
      <style:text-properties officeooo:rsid="01275cc4"/>
    </style:style>
    <style:style style:name="T19" style:family="text">
      <style:text-properties officeooo:rsid="013c2d7d"/>
    </style:style>
    <style:style style:name="T20" style:family="text">
      <style:text-properties officeooo:rsid="01a7b348"/>
    </style:style>
    <style:style style:name="T21" style:family="text">
      <style:text-properties officeooo:rsid="01a86676"/>
    </style:style>
    <style:style style:name="T22" style:family="text">
      <style:text-properties fo:language="en" fo:country="GB" loext:padding="0cm" loext:border="none"/>
    </style:style>
    <style:style style:name="T23" style:family="text">
      <style:text-properties fo:language="en" fo:country="GB" fo:font-weight="bold" style:font-weight-asian="bold" style:font-weight-complex="bold" loext:padding="0cm" loext:border="none"/>
    </style:style>
    <style:style style:name="T24" style:family="text">
      <style:text-properties fo:language="en" fo:country="GB" officeooo:rsid="02ffc4be" loext:padding="0cm" loext:border="none"/>
    </style:style>
    <style:style style:name="T25" style:family="text">
      <style:text-properties fo:language="en" fo:country="GB" officeooo:rsid="036503bc" loext:padding="0cm" loext:border="none"/>
    </style:style>
    <style:style style:name="T26" style:family="text">
      <style:text-properties fo:language="en" fo:country="GB" officeooo:rsid="036fd541" loext:padding="0cm" loext:border="none"/>
    </style:style>
    <style:style style:name="T27" style:family="text">
      <style:text-properties fo:language="en" fo:country="GB" officeooo:rsid="03717d06" loext:padding="0cm" loext:border="none"/>
    </style:style>
    <style:style style:name="T28" style:family="text">
      <style:text-properties fo:language="en" fo:country="GB" officeooo:rsid="0381b828" loext:padding="0cm" loext:border="none"/>
    </style:style>
    <style:style style:name="T29" style:family="text">
      <style:text-properties fo:language="en" fo:country="GB" officeooo:rsid="03474f32" loext:padding="0cm" loext:border="none"/>
    </style:style>
    <style:style style:name="T30" style:family="text">
      <style:text-properties fo:language="en" fo:country="GB" officeooo:rsid="03911361" loext:padding="0cm" loext:border="none"/>
    </style:style>
    <style:style style:name="T31" style:family="text">
      <style:text-properties fo:language="en" fo:country="GB" officeooo:rsid="0397c774" loext:padding="0cm" loext:border="none"/>
    </style:style>
    <style:style style:name="T32" style:family="text">
      <style:text-properties fo:language="en" fo:country="GB" officeooo:rsid="039a2eac" loext:padding="0cm" loext:border="none"/>
    </style:style>
    <style:style style:name="T33" style:family="text">
      <style:text-properties fo:language="en" fo:country="GB" officeooo:rsid="039fdb41" loext:padding="0cm" loext:border="none"/>
    </style:style>
    <style:style style:name="T34" style:family="text">
      <style:text-properties fo:language="en" fo:country="GB" officeooo:rsid="03a0f3fc" loext:padding="0cm" loext:border="none"/>
    </style:style>
    <style:style style:name="T35" style:family="text">
      <style:text-properties fo:language="en" fo:country="GB" officeooo:rsid="03a28ee1" loext:padding="0cm" loext:border="none"/>
    </style:style>
    <style:style style:name="T36" style:family="text">
      <style:text-properties fo:language="en" fo:country="GB" officeooo:rsid="03a48738" loext:padding="0cm" loext:border="none"/>
    </style:style>
    <style:style style:name="T37" style:family="text">
      <style:text-properties fo:language="en" fo:country="GB" officeooo:rsid="03a55ece" loext:padding="0cm" loext:border="none"/>
    </style:style>
    <style:style style:name="T38" style:family="text">
      <style:text-properties fo:language="en" fo:country="GB" officeooo:rsid="03ac8dfb" loext:padding="0cm" loext:border="none"/>
    </style:style>
    <style:style style:name="T39" style:family="text">
      <style:text-properties fo:language="en" fo:country="GB" officeooo:rsid="03ac9b50" loext:padding="0cm" loext:border="none"/>
    </style:style>
    <style:style style:name="T40" style:family="text">
      <style:text-properties fo:language="en" fo:country="GB" officeooo:rsid="03acdb81" loext:padding="0cm" loext:border="none"/>
    </style:style>
    <style:style style:name="T41" style:family="text">
      <style:text-properties fo:language="en" fo:country="GB" officeooo:rsid="03adb15f" loext:padding="0cm" loext:border="none"/>
    </style:style>
    <style:style style:name="T42" style:family="text">
      <style:text-properties fo:language="en" fo:country="GB" officeooo:rsid="03ae79b1" loext:padding="0cm" loext:border="none"/>
    </style:style>
    <style:style style:name="T43" style:family="text">
      <style:text-properties fo:language="en" fo:country="GB" officeooo:rsid="03b331a2" loext:padding="0cm" loext:border="none"/>
    </style:style>
    <style:style style:name="T44" style:family="text">
      <style:text-properties fo:language="en" fo:country="GB" officeooo:rsid="03c21e8c" loext:padding="0cm" loext:border="none"/>
    </style:style>
    <style:style style:name="T45" style:family="text">
      <style:text-properties fo:language="en" fo:country="GB" officeooo:rsid="041452ab" loext:padding="0cm" loext:border="none"/>
    </style:style>
    <style:style style:name="T46" style:family="text">
      <style:text-properties fo:language="en" fo:country="GB" officeooo:rsid="04155cd8" loext:padding="0cm" loext:border="none"/>
    </style:style>
    <style:style style:name="T47" style:family="text">
      <style:text-properties fo:language="en" fo:country="GB" officeooo:rsid="041612ee" loext:padding="0cm" loext:border="none"/>
    </style:style>
    <style:style style:name="T48" style:family="text">
      <style:text-properties officeooo:rsid="02ae4707"/>
    </style:style>
    <style:style style:name="T49" style:family="text">
      <style:text-properties officeooo:rsid="02b0cd45"/>
    </style:style>
    <style:style style:name="T50" style:family="text">
      <style:text-properties officeooo:rsid="010f877b"/>
    </style:style>
    <style:style style:name="T51" style:family="text">
      <style:text-properties officeooo:rsid="02c170fe"/>
    </style:style>
    <style:style style:name="T52" style:family="text">
      <style:text-properties officeooo:rsid="02c924c6"/>
    </style:style>
    <style:style style:name="T53" style:family="text">
      <style:text-properties officeooo:rsid="02d807b8"/>
    </style:style>
    <style:style style:name="T54" style:family="text">
      <style:text-properties officeooo:rsid="02d9a60b"/>
    </style:style>
    <style:style style:name="T55" style:family="text">
      <style:text-properties fo:color="#000000" fo:font-size="18pt" officeooo:rsid="03111179" style:font-size-asian="18pt" style:font-size-complex="18pt"/>
    </style:style>
    <style:style style:name="T56" style:family="text">
      <style:text-properties fo:font-variant="normal" fo:text-transform="none" fo:font-style="normal" officeooo:rsid="02e1bb34"/>
    </style:style>
    <style:style style:name="T57" style:family="text">
      <style:text-properties fo:font-variant="normal" fo:text-transform="none" fo:font-style="normal" officeooo:rsid="03b8adef"/>
    </style:style>
    <style:style style:name="T58" style:family="text">
      <style:text-properties fo:font-variant="normal" fo:text-transform="none" fo:font-style="normal" officeooo:rsid="03c59116"/>
    </style:style>
    <style:style style:name="T59" style:family="text">
      <style:text-properties fo:font-variant="normal" fo:text-transform="none" fo:font-style="normal" officeooo:rsid="03c91afc"/>
    </style:style>
    <style:style style:name="T60" style:family="text">
      <style:text-properties fo:font-variant="normal" fo:text-transform="none" fo:font-style="normal" officeooo:rsid="044e9232"/>
    </style:style>
    <style:style style:name="T61" style:family="text">
      <style:text-properties fo:font-variant="normal" fo:text-transform="none" fo:color="#000000" style:font-name="Liberation Serif" fo:font-size="12pt" fo:font-style="normal" fo:font-weight="bold" style:font-size-asian="12pt" style:font-weight-asian="bold" style:font-size-complex="12pt" style:font-weight-complex="bold"/>
    </style:style>
    <style:style style:name="T62"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63"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64" style:family="text">
      <style:text-properties fo:font-variant="normal" fo:text-transform="none" fo:color="#000000" style:font-name="Liberation Serif" fo:font-size="12pt" fo:font-style="normal" fo:font-weight="bold" officeooo:rsid="0442e527" style:font-size-asian="12pt" style:font-weight-asian="bold" style:font-size-complex="12pt" style:font-weight-complex="bold"/>
    </style:style>
    <style:style style:name="T65" style:family="text">
      <style:text-properties fo:font-variant="normal" fo:text-transform="none" fo:color="#000000" style:font-name="Liberation Serif" fo:font-size="12pt" fo:font-style="normal" fo:font-weight="normal" officeooo:rsid="0442e527" style:font-size-asian="12pt" style:font-weight-asian="normal" style:font-size-complex="12pt" style:font-weight-complex="normal"/>
    </style:style>
    <style:style style:name="T66" style:family="text">
      <style:text-properties fo:font-variant="normal" fo:text-transform="none" fo:color="#000000" style:font-name="Liberation Serif" fo:font-size="12pt" fo:font-style="normal" style:font-size-asian="12pt" style:font-size-complex="12pt"/>
    </style:style>
    <style:style style:name="T67" style:family="text">
      <style:text-properties fo:font-variant="normal" fo:text-transform="none" fo:color="#000000" style:font-name="Liberation Serif" fo:font-size="12pt" fo:font-style="normal" officeooo:rsid="0442e527" style:font-size-asian="12pt" style:font-size-complex="12pt"/>
    </style:style>
    <style:style style:name="T68" style:family="text">
      <style:text-properties fo:font-variant="normal" fo:text-transform="none" fo:color="#000000" style:font-name="Liberation Serif" fo:font-size="12pt" fo:font-style="normal" officeooo:rsid="031ed610" style:font-size-asian="12pt" style:font-size-complex="12pt"/>
    </style:style>
    <style:style style:name="T69" style:family="text">
      <style:text-properties fo:font-variant="normal" fo:text-transform="none" fo:color="#424242" style:font-name="Liberation Serif" fo:font-size="12pt" fo:letter-spacing="normal" fo:font-style="normal" fo:font-weight="normal" style:font-size-asian="12pt" style:font-size-complex="12pt"/>
    </style:style>
    <style:style style:name="T70"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71" style:family="text">
      <style:text-properties officeooo:rsid="02ffc4be"/>
    </style:style>
    <style:style style:name="T72" style:family="text">
      <style:text-properties officeooo:rsid="031d6d33"/>
    </style:style>
    <style:style style:name="T73" style:family="text">
      <style:text-properties officeooo:rsid="03208cc5"/>
    </style:style>
    <style:style style:name="T74" style:family="text">
      <style:text-properties officeooo:rsid="032344e7"/>
    </style:style>
    <style:style style:name="T75" style:family="text">
      <style:text-properties officeooo:rsid="03264e7d"/>
    </style:style>
    <style:style style:name="T76" style:family="text">
      <style:text-properties officeooo:rsid="032f149d"/>
    </style:style>
    <style:style style:name="T77" style:family="text">
      <style:text-properties officeooo:rsid="0336a824"/>
    </style:style>
    <style:style style:name="T78" style:family="text">
      <style:text-properties officeooo:rsid="033735e3"/>
    </style:style>
    <style:style style:name="T79" style:family="text">
      <style:text-properties officeooo:rsid="033cbd17"/>
    </style:style>
    <style:style style:name="T80" style:family="text">
      <style:text-properties officeooo:rsid="033e488e"/>
    </style:style>
    <style:style style:name="T81" style:family="text">
      <style:text-properties officeooo:rsid="034302fb"/>
    </style:style>
    <style:style style:name="T82" style:family="text">
      <style:text-properties officeooo:rsid="037e8a6e"/>
    </style:style>
    <style:style style:name="T83" style:family="text">
      <style:text-properties officeooo:rsid="037f9fa9"/>
    </style:style>
    <style:style style:name="T84" style:family="text">
      <style:text-properties style:font-name="Liberation Serif" fo:font-size="12pt" fo:font-weight="bold" officeooo:rsid="01ea9930" style:font-size-asian="12pt" style:font-weight-asian="bold" style:font-size-complex="12pt" style:font-weight-complex="bold"/>
    </style:style>
    <style:style style:name="T85" style:family="text">
      <style:text-properties style:font-name="Liberation Serif" fo:font-size="12pt" fo:font-weight="normal" officeooo:rsid="01ea9930" style:font-size-asian="12pt" style:font-weight-asian="normal" style:font-size-complex="12pt" style:font-weight-complex="normal"/>
    </style:style>
    <style:style style:name="T86" style:family="text">
      <style:text-properties style:font-name="Liberation Serif" fo:font-size="12pt" fo:language="en" fo:country="GB" officeooo:rsid="03714612" style:font-size-asian="12pt" style:font-size-complex="12pt" loext:padding="0cm" loext:border="none"/>
    </style:style>
    <style:style style:name="T87" style:family="text">
      <style:text-properties style:font-name="Liberation Serif" fo:font-size="12pt" fo:language="en" fo:country="GB" style:font-size-asian="12pt" style:font-size-complex="12pt" loext:padding="0cm" loext:border="none"/>
    </style:style>
    <style:style style:name="T88" style:family="text">
      <style:text-properties style:font-name="Liberation Serif" fo:font-size="12pt" fo:language="en" fo:country="GB" officeooo:rsid="0343b8e8" style:font-size-asian="12pt" style:font-size-complex="12pt" loext:padding="0cm" loext:border="none"/>
    </style:style>
    <style:style style:name="T89" style:family="text">
      <style:text-properties style:font-name="Liberation Serif" fo:font-size="12pt" fo:language="en" fo:country="GB" officeooo:rsid="03454e87" style:font-size-asian="12pt" style:font-size-complex="12pt" loext:padding="0cm" loext:border="none"/>
    </style:style>
    <style:style style:name="T90" style:family="text">
      <style:text-properties style:font-name="Liberation Serif" fo:font-size="12pt" style:font-size-asian="12pt" style:font-size-complex="12pt"/>
    </style:style>
    <style:style style:name="T91" style:family="text">
      <style:text-properties style:font-name="Liberation Serif" fo:font-size="12pt" officeooo:rsid="031ed610" style:font-size-asian="12pt" style:font-size-complex="12pt"/>
    </style:style>
    <style:style style:name="T92" style:family="text">
      <style:text-properties style:font-name="Liberation Serif" fo:font-size="12pt" officeooo:rsid="0161efdf" style:font-size-asian="12pt" style:font-size-complex="12pt"/>
    </style:style>
    <style:style style:name="T93" style:family="text">
      <style:text-properties style:font-name="Liberation Serif" fo:font-size="12pt" officeooo:rsid="016296f2" style:font-size-asian="12pt" style:font-size-complex="12pt"/>
    </style:style>
    <style:style style:name="T94" style:family="text">
      <style:text-properties style:font-name="Liberation Serif" fo:font-size="12pt" officeooo:rsid="0221a9ba" style:font-size-asian="12pt" style:font-size-complex="12pt"/>
    </style:style>
    <style:style style:name="T95" style:family="text">
      <style:text-properties style:font-name="Liberation Serif" fo:font-size="12pt" officeooo:rsid="03eb8c45" style:font-size-asian="12pt" style:font-size-complex="12pt"/>
    </style:style>
    <style:style style:name="T96" style:family="text">
      <style:text-properties style:font-name="Liberation Serif" fo:font-size="12pt" officeooo:rsid="0223a910" style:font-size-asian="12pt" style:font-size-complex="12pt"/>
    </style:style>
    <style:style style:name="T97" style:family="text">
      <style:text-properties style:font-name="Liberation Serif" fo:font-size="12pt" officeooo:rsid="0443fd9e" style:font-size-asian="12pt" style:font-size-complex="12pt"/>
    </style:style>
    <style:style style:name="T98" style:family="text">
      <style:text-properties style:font-name="Liberation Serif" fo:font-size="12pt" officeooo:rsid="044532b9" style:font-size-asian="12pt" style:font-size-complex="12pt"/>
    </style:style>
    <style:style style:name="T99" style:family="text">
      <style:text-properties style:font-name="Liberation Serif" fo:font-size="12pt" officeooo:rsid="04461b00" style:font-size-asian="12pt" style:font-size-complex="12pt"/>
    </style:style>
    <style:style style:name="T100" style:family="text">
      <style:text-properties style:font-name="Liberation Serif" fo:font-size="12pt" officeooo:rsid="04483799" style:font-size-asian="12pt" style:font-size-complex="12pt"/>
    </style:style>
    <style:style style:name="T101" style:family="text">
      <style:text-properties style:font-name="Liberation Serif" fo:font-size="12pt" officeooo:rsid="044a2742" style:font-size-asian="12pt" style:font-size-complex="12pt"/>
    </style:style>
    <style:style style:name="T102" style:family="text">
      <style:text-properties style:font-name="Liberation Serif" fo:font-size="12pt" officeooo:rsid="044d79a3" style:font-size-asian="12pt" style:font-size-complex="12pt"/>
    </style:style>
    <style:style style:name="T103" style:family="text">
      <style:text-properties style:font-name="Liberation Serif" fo:font-size="12pt" officeooo:rsid="045e150f" style:font-size-asian="12pt" style:font-size-complex="12pt"/>
    </style:style>
    <style:style style:name="T104"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105" style:family="text">
      <style:text-properties style:font-name="Liberation Serif" fo:font-size="18pt" fo:font-weight="bold" style:font-size-asian="18pt" style:font-weight-asian="bold" style:font-size-complex="18pt" style:font-weight-complex="bold"/>
    </style:style>
    <style:style style:name="T106" style:family="text">
      <style:text-properties officeooo:rsid="0392d6f6"/>
    </style:style>
    <style:style style:name="T107" style:family="text">
      <style:text-properties officeooo:rsid="0395da70"/>
    </style:style>
    <style:style style:name="T108" style:family="text">
      <style:text-properties officeooo:rsid="03a33972"/>
    </style:style>
    <style:style style:name="T109" style:family="text">
      <style:text-properties officeooo:rsid="03a9eee2"/>
    </style:style>
    <style:style style:name="T110" style:family="text">
      <style:text-properties officeooo:rsid="03cb2636"/>
    </style:style>
    <style:style style:name="T111" style:family="text">
      <style:text-properties officeooo:rsid="03d73133"/>
    </style:style>
    <style:style style:name="T112" style:family="text">
      <style:text-properties officeooo:rsid="03e33bbd"/>
    </style:style>
    <style:style style:name="T113" style:family="text">
      <style:text-properties officeooo:rsid="03f2005f"/>
    </style:style>
    <style:style style:name="T114" style:family="text">
      <style:text-properties officeooo:rsid="04051b48"/>
    </style:style>
    <style:style style:name="T115" style:family="text">
      <style:text-properties officeooo:rsid="040d7f80"/>
    </style:style>
    <style:style style:name="T116" style:family="text">
      <style:text-properties fo:font-size="18pt" style:font-size-asian="18pt" style:font-size-complex="18pt"/>
    </style:style>
    <style:style style:name="T117" style:family="text">
      <style:text-properties officeooo:rsid="043a60ac"/>
    </style:style>
    <style:style style:name="T118" style:family="text">
      <style:text-properties officeooo:rsid="044208eb"/>
    </style:style>
    <style:style style:name="T119" style:family="text">
      <style:text-properties officeooo:rsid="0451955b"/>
    </style:style>
    <style:style style:name="T120" style:family="text">
      <style:text-properties officeooo:rsid="045471f0"/>
    </style:style>
    <style:style style:name="T121" style:family="text">
      <style:text-properties officeooo:rsid="0454dcf0"/>
    </style:style>
    <style:style style:name="T122" style:family="text">
      <style:text-properties officeooo:rsid="04560c61"/>
    </style:style>
    <style:style style:name="T123" style:family="text">
      <style:text-properties officeooo:rsid="045abc75"/>
    </style:style>
    <style:style style:name="T124" style:family="text">
      <style:text-properties officeooo:rsid="045f0f8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WEN303 ASSIGNMENT <text:span text:style-name="T48">2</text:span></text:p>
      <text:p text:style-name="P12">Karu Skipper 3000417869</text:p>
      <text:p text:style-name="P12"/>
      <text:p text:style-name="P70"><text:span text:style-name="Strong_20_Emphasis"><text:span text:style-name="T85">Defualt - </text:span></text:span><text:span text:style-name="Strong_20_Emphasis"><text:span text:style-name="T84">Updating</text:span></text:span><text:span text:style-name="Strong_20_Emphasis"><text:span text:style-name="T85"> - Design Coverage - Design Quality - Reflection</text:span></text:span></text:p>
      <text:p text:style-name="P23"/>
      <text:p text:style-name="P38">Part 1 :</text:p>
      <text:p text:style-name="P13">Introduction:</text:p>
      <text:h text:style-name="P79" text:outline-level="3"><text:bookmark text:name="Description_401_452_pages_41"/>Description</text:h>
      <text:p text:style-name="P39"><text:span text:style-name="T69">--</text:span>references to similar systems or situations. </text:p>
      <text:p text:style-name="P14">Assignment 2 will be focusing on the <text:span text:style-name="T82">D</text:span>esign <text:span text:style-name="T82">Aspects and Interfaces </text:span>of the Carbon Calculator website. <text:span text:style-name="T49">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4"/>
      <text:p text:style-name="P16"><text:span text:style-name="T71">In Assignment 2’s report </text:span>I have updated <text:span text:style-name="T71">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24">Existing problems that I have identified </text:span><text:span text:style-name="T26">for Assignment 2 </text:span><text:span text:style-name="T24">is the over complexity of the user inputs, text size and use and positioning of elements on the webpage. As well as usability, poor navigation, feature overload and inconsistent layouts which will be discussed </text:span><text:span text:style-name="T25">in the design section</text:span><text:span text:style-name="T24"> this the report.</text:span></text:p>
      <text:p text:style-name="P15"/>
      <text:p text:style-name="P1"><text:span text:style-name="T86">In this report I</text:span><text:span text:style-name="T87">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0">https://www.carbonfootprint.com/calculator.aspx</text:span></text:a><text:span text:style-name="T87">). I have conducted my own individual bias based on the </text:span><text:span text:style-name="T88">system usuage </text:span><text:span text:style-name="T89">of</text:span><text:span text:style-name="T88"> the website</text:span><text:span text:style-name="T87">. This is based on the overall functionality and usability as an average user. To do this I will be creating individual personas who are likely to be the key kinds of people who will be using the website. </text:span></text:p>
      <text:p text:style-name="P17"/>
      <text:p text:style-name="P25">Business Objectives:</text:p>
      <text:p text:style-name="P35"><text:span text:style-name="T22">The Carbon Calculator website is a global, multi-country targeted website that provides a carbon footprint calculator to its users </text:span><text:span text:style-name="T28">worldwide</text:span><text:span text:style-name="T22">. </text:span><text:span text:style-name="T29">This means the system must have </text:span><text:span text:style-name="T30">a </text:span><text:span text:style-name="T29">good </text:span><text:span text:style-name="T31">calculation function and </text:span><text:span text:style-name="T32">be reliable with its output</text:span><text:span text:style-name="T31">. </text:span><text:span text:style-name="T33">The first objective should be to return an overall carbon emission result to the user. </text:span><text:span text:style-name="T34">This must be accurate and should store this information on their database for later use. </text:span><text:span text:style-name="T35">The second objective </text:span><text:span text:style-name="T36">is to compare these results with other users worldwide for </text:span><text:span text:style-name="T38">activity</text:span><text:span text:style-name="T36"> results </text:span><text:span text:style-name="T38">to be displayed</text:span><text:span text:style-name="T36">. This </text:span><text:span text:style-name="T37">makes users compete with each other, resulting in higher system usuage and more activity. </text:span><text:span text:style-name="T38">The </text:span><text:span text:style-name="T39">third</text:span><text:span text:style-name="T38"> objective </text:span><text:span text:style-name="T40">is to have a statistical data section which represents harm of CO2e usuage. </text:span><text:span text:style-name="T41">This should increase user activity </text:span><text:span text:style-name="T42">because of the factual data.</text:span></text:p>
      <text:p text:style-name="P35"/>
      <text:p text:style-name="P74"><text:span text:style-name="T19">For this website, I have derrived 3</text:span> main objectives <text:span text:style-name="T108">from the system:</text:span></text:p>
      <text:list xml:id="list2675813870" text:style-name="L1">
        <text:list-item>
          <text:p text:style-name="P92">Show users their own overall carbon emission release in combination with plastic usuage.</text:p>
        </text:list-item>
        <text:list-item>
          <text:p text:style-name="P93">Show comparative data to their users <text:span text:style-name="T109">worldwide</text:span>.</text:p>
        </text:list-item>
        <text:list-item>
          <text:p text:style-name="P94"><text:span text:style-name="T7">Provide users with statistical </text:span><text:span text:style-name="T8">information on the carbon emission and plastic usuage subject.</text:span></text:p>
        </text:list-item>
      </text:list>
      <text:p text:style-name="P66"/>
      <text:p text:style-name="P66"/>
      <text:p text:style-name="P66"/>
      <text:p text:style-name="P66"/>
      <text:p text:style-name="P26"><text:soft-page-break/>The importance to stakeholders:</text:p>
      <text:p text:style-name="P49">The Carbon Footprint Calculator website is important to many groups and individuals worldwide <text:span text:style-name="T83">because of</text:span> the exceptionally high amounts of carbon emissions in the atmosphere. Users want to be able to calculate their <text:span text:style-name="T106">i</text:span>mpact on the environment <text:span text:style-name="T106">and compare to others their savings on a daily basis</text:span>. <text:span text:style-name="T107">They expect accurate output from their emission input as well as fast working system operations to produce their result effiecently. Users want to have weekly updates on their usuage and keep updated with how much CO2e emissions they are saving.</text:span></text:p>
      <text:p text:style-name="P50"/>
      <text:p text:style-name="P52"><text:span text:style-name="T22">As a user of this website, you want to be able to share your carbon footprint </text:span><text:span text:style-name="T44">to others</text:span><text:span text:style-name="T22">. </text:span><text:span text:style-name="T27">Y</text:span><text:span text:style-name="T22">ou should be able to convince other people that they should use this website. </text:span><text:span text:style-name="T43">It is the systems job to co-operate with the user to produce the best outcome.</text:span></text:p>
      <text:p text:style-name="P51"/>
      <text:p text:style-name="P61">Part <text:span text:style-name="T17">2</text:span> :</text:p>
      <text:p text:style-name="P53">Personas and Requirements</text:p>
      <text:p text:style-name="P41"/>
      <text:h text:style-name="P68" text:outline-level="2">Overview</text:h>
      <text:p text:style-name="P65"><text:span text:style-name="T56">I</text:span><text:span text:style-name="T57">n Assignment 2 I have updated my personas to have system requirements as well as adpated them to </text:span><text:span text:style-name="T58">include goals relative to the carbon calculator </text:span><text:span text:style-name="T59">website</text:span><text:span text:style-name="T56">. </text:span><text:span text:style-name="T60">This section of the report has been fully re-done as I wasnt focusing on the system as much as needed.</text:span></text:p>
      <text:p text:style-name="P48"/>
      <text:p text:style-name="P27">Creating the personas:</text:p>
      <text:p text:style-name="P18"><text:span text:style-name="T22">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3">Andrew</text:span><text:span text:style-name="T22"> and </text:span><text:span text:style-name="T23">Margaret</text:span><text:span text:style-name="T22"> as individuals. </text:span></text:p>
      <text:p text:style-name="P18"/>
      <text:p text:style-name="P19">My first persona <text:span text:style-name="T1">Awesome Andrew</text:span> was created in the light of students and the younger demographic. Andrew follows the persona of a impatient user who is easily frustrated with complicated functions and <text:span text:style-name="T110">system response</text:span>. <text:span text:style-name="T5">Because of his field of study, he expects high standards from global websites like the Carbon Calculator.</text:span></text:p>
      <text:p text:style-name="P19"/>
      <text:p text:style-name="P59"><text:span text:style-name="T9">My second persona </text:span><text:span text:style-name="T4">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54"/>
      <text:p text:style-name="P40"><text:span text:style-name="T92">From these individuals I have created </text:span><text:a xlink:type="simple" xlink:href="https://github.com/Kayskip/Wireframing-and-Design-Report/tree/master/Use-Case-Diagrams" text:style-name="Internet_20_link" text:visited-style-name="Visited_20_Internet_20_Link"><text:span text:style-name="T97">Essential Use Case Diagrams</text:span></text:a><text:span text:style-name="T92"> </text:span><text:span text:style-name="T99">in Assignment 1 </text:span><text:span text:style-name="T92">to better represent the user </text:span><text:span text:style-name="T97">navigation</text:span><text:span text:style-name="T92"> of these individuals </text:span><text:span text:style-name="T93">on the website</text:span><text:span text:style-name="T92">. </text:span><text:span text:style-name="T98">For Assignment 2 I will be using long style sceanarios instead. </text:span><text:span text:style-name="T92">These will be prioritised with the </text:span><text:span text:style-name="T94">C</text:span><text:span text:style-name="T92">alculation </text:span><text:span text:style-name="T94">of </text:span><text:span text:style-name="T100">C</text:span><text:span text:style-name="T94">arbon emissions </text:span><text:span text:style-name="T92">being more important than the </text:span><text:span text:style-name="T95">storage and loading of data sets</text:span><text:span text:style-name="T92">, as </text:span><text:span text:style-name="T96">calculation takes instant priority over the storage of your recent emissions</text:span><text:span text:style-name="T92">. </text:span><text:span text:style-name="T103">I have then finally added logging into the website last because of it being less important than the main functions of the website. </text:span><text:span text:style-name="T101">I have restricted it to these </text:span><text:span text:style-name="T103">3 </text:span><text:span text:style-name="T101">scenarios based on how important they are to the design process and system requirements. </text:span></text:p>
      <text:p text:style-name="P22"/>
      <text:p text:style-name="P22"/>
      <text:p text:style-name="P22"/>
      <text:p text:style-name="P22"/>
      <text:p text:style-name="P37"><text:soft-page-break/>Heirachy</text:p>
      <text:p text:style-name="P22">1) Calculate CO2e Emissions for Public Transport</text:p>
      <text:p text:style-name="P22">2) <text:span text:style-name="T112">Store and load data sets</text:span></text:p>
      <text:p text:style-name="P86">3) Log in to the website</text:p>
      <text:p text:style-name="P11"/>
      <text:p text:style-name="P42">Update the scenarios you think are the most important to the design process, and that together give a good coverage of the requirements for the system,</text:p>
      <text:p text:style-name="Standard"><text:span text:style-name="T104">Persona 1</text:span><text:span text:style-name="T105"> : </text:span><text:a xlink:type="simple" xlink:href="https://github.com/Kayskip/Wireframing-and-Design-Report/blob/master/Personas/Awesome%20Andrew.pdf" text:style-name="Internet_20_link" text:visited-style-name="Visited_20_Internet_20_Link"><text:span text:style-name="T105">Awesome Andrew</text:span></text:a></text:p>
      <text:p text:style-name="Standard"/>
      <text:p text:style-name="P56"><text:span text:style-name="T50">S</text:span>ystem Requirements for Awesome Andrew <text:span text:style-name="T113">(Andrews Perspective)</text:span>:</text:p>
      <text:p text:style-name="P82">As a Computer Science Major <text:span text:style-name="T123">my</text:span> <text:span text:style-name="T122">requirements</text:span> of the calculator <text:span text:style-name="T123">are</text:span> very high and I expect the system to return accurate results when I use it. I am using this website to compare my weekly CO2e emissions, hoping to change how I transport myself to University each day. If the system can not forfill <text:span text:style-name="T119">this</text:span> efficiently, my main goal of changing to an eco-friendly car may not be satified. I am likely to change websites if the website does not support weekly updates and comparisons. </text:p>
      <text:p text:style-name="P55"/>
      <text:p text:style-name="P47"><text:span text:style-name="T55">Persona 2 : </text:span><text:a xlink:type="simple" xlink:href="https://raw.githubusercontent.com/Kayskip/SWEN303_ASSIGNMENT_1/master/margaret.png" text:style-name="Internet_20_link" text:visited-style-name="Visited_20_Internet_20_Link"><text:span text:style-name="T116">Modest Margaret</text:span></text:a></text:p>
      <text:p text:style-name="P43"/>
      <text:p text:style-name="P63"><text:span text:style-name="T2">S</text:span><text:span text:style-name="T1">ystem Requirements for </text:span><text:span text:style-name="T3">Modest</text:span><text:span text:style-name="T1"> </text:span><text:span text:style-name="T3">Margaret</text:span>:</text:p>
      <text:p text:style-name="P83">I <text:span text:style-name="T121">require</text:span> the website to include useful information to help me get started with understanding how the website works. <text:span text:style-name="T120">Once I can understand this I will be more confident with calculating my household usuage. I also require the system present its information in a way I can understand, as I am not familiar with complicated units and statistics. I am mainly using this website to help the future generations, if I cannot see my progress over time there is no way I will continue using this website.</text:span></text:p>
      <text:p text:style-name="P64"/>
      <text:h text:style-name="P69" text:outline-level="3">Scenarios <text:span text:style-name="T118">(Long Style)</text:span></text:h>
      <text:p text:style-name="P28"><text:span text:style-name="T20">Scenario 1: </text:span>Calculating your <text:span text:style-name="T115">public transport </text:span>footprint:</text:p>
      <text:p text:style-name="P24"><text:span text:style-name="T23">Andrew</text:span><text:span text:style-name="T22"> is trying to calculate his effect on the environment when using public transport. First, Andrew loads the website and </text:span><text:span text:style-name="T45">navigates to</text:span><text:span text:style-name="T22"> the public transport calculator </text:span><text:span text:style-name="T45">tab</text:span><text:span text:style-name="T22">. </text:span><text:span text:style-name="T46">Andrew enters his information into the systems input and calculates his usuage. </text:span><text:span text:style-name="T47">Andrew saves his results on his profile so he can compare his results for next week. </text:span></text:p>
      <text:p text:style-name="P32"/>
      <text:p text:style-name="P62"><text:a xlink:type="simple" xlink:href="https://raw.githubusercontent.com/Kayskip/Wireframing-and-Design-Report/master/Scenearios/Public%20Transport.png" text:style-name="Internet_20_link" text:visited-style-name="Visited_20_Internet_20_Link"><text:span text:style-name="T117">Image of Public Transport tab</text:span></text:a></text:p>
      <text:p text:style-name="P58"/>
      <text:p text:style-name="P30"><text:span text:style-name="T21">S</text:span>cenario <text:span text:style-name="T53">2: Store and Load Data Sets</text:span>:</text:p>
      <text:p text:style-name="P34">Margaret <text:span text:style-name="T6">is trying to store her weekly CO2e emission savings each week. </text:span><text:span text:style-name="T14">First, she navigates to the login page to sign in. </text:span><text:span text:style-name="T15">After the systems authenticates her sign in, she then navigates to the </text:span><text:span text:style-name="T16">household calculator and enters her information.</text:span></text:p>
      <text:p text:style-name="P33"/>
      <text:p text:style-name="P67"><text:a xlink:type="simple" xlink:href="https://raw.githubusercontent.com/Kayskip/Wireframing-and-Design-Report/master/Scenearios/Home%20Page.png" text:style-name="Internet_20_link" text:visited-style-name="Visited_20_Internet_20_Link"><text:span text:style-name="T114">Image of Home page </text:span></text:a></text:p>
      <text:p text:style-name="P44"/>
      <text:p text:style-name="P29"><text:span text:style-name="T21">S</text:span>cenario <text:span text:style-name="T54">3: </text:span>Signing up to the website:</text:p>
      <text:p text:style-name="P20"><text:span text:style-name="T23">Margaret</text:span><text:span text:style-name="T22">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text:span><text:soft-page-break/><text:span text:style-name="T22">lower right side of the screen and click the create account button after entering her information, or another error will be thrown.</text:span></text:p>
      <text:p text:style-name="P36"/>
      <text:p text:style-name="P31"/>
      <text:p text:style-name="P62"><text:a xlink:type="simple" xlink:href="https://raw.githubusercontent.com/Kayskip/Wireframing-and-Design-Report/master/Scenearios/Log%20In%20and%20Sign%20Up.png" text:style-name="Internet_20_link" text:visited-style-name="Visited_20_Internet_20_Link"><text:span text:style-name="T70">Image of Login/Sign Up page</text:span></text:a></text:p>
      <text:p text:style-name="P46"/>
      <text:p text:style-name="P46"/>
      <text:p text:style-name="P46"/>
      <text:p text:style-name="P60">Part <text:span text:style-name="T18">3</text:span> :</text:p>
      <text:p text:style-name="P21"/>
      <text:p text:style-name="P89"><text:span text:style-name="T91">Link to the interactive Balsamiq wireframe : </text:span><text:span text:style-name="T62"><text:s/></text:span><text:a xlink:type="simple" xlink:href="https://balsamiq.cloud/slob8q1/pe7bvw3/r2278?f=N4IgUiBcCMA0IDkpxAYWfAMhkAhHAsjgFo4DSUA2gLoC%2BQA%3D" text:style-name="Internet_20_link" text:visited-style-name="Visited_20_Internet_20_Link"><text:span text:style-name="T63">SWEN303 A2 </text:span></text:a></text:p>
      <text:p text:style-name="P88"><text:span text:style-name="T67">D</text:span><text:span text:style-name="T68">escriptions of the wireframes are added in the notes of the Balsamiq link.</text:span></text:p>
      <text:p text:style-name="P84"><text:span text:style-name="T65">Link to : </text:span><text:a xlink:type="simple" xlink:href="https://raw.githubusercontent.com/Kayskip/Wireframing-and-Design-Report/master/Balsamiq%20Images/Storyboard.png" text:style-name="Internet_20_link" text:visited-style-name="Visited_20_Internet_20_Link"><text:span text:style-name="T64">Storyboard</text:span></text:a></text:p>
      <text:p text:style-name="P87"><text:span text:style-name="T66"/></text:p>
      <text:h text:style-name="P77" text:outline-level="3">Design</text:h>
      <text:p text:style-name="P4"><text:span text:style-name="T76">1) Awesome Andrew</text:span> – Calculating <text:span text:style-name="T77">his</text:span> carbon <text:span text:style-name="T77">transport </text:span>footprint:</text:p>
      <text:p text:style-name="P9">When the user first loads the website they are presented with the home screen, the main page for calculations. <text:span text:style-name="T111">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9"/>
      <text:p text:style-name="P5">Navigation of this wireframed website is more efficient for <text:span text:style-name="T73">Andrew</text:span> as <text:span text:style-name="T74">he</text:span> can understand and follow basic links <text:span text:style-name="T81">likes</text:span> <text:span text:style-name="T78">selecting the transport tab</text:span>. If we have a look at the wireframe, we can see <text:span text:style-name="T51">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5"/>
      <text:p text:style-name="P91">2)</text:p>
      <text:p text:style-name="P10"/>
      <text:p text:style-name="P5"/>
      <text:p text:style-name="P2">The design must include the visual components related to what the user first encounters when using the system. The main activity of the user must be shown within the layout suggestions.</text:p>
      <text:p text:style-name="P5"/>
      <text:p text:style-name="P5"/>
      <text:p text:style-name="P7">After entering the required fields and units, Andrew <text:span text:style-name="T79">can</text:span> calculate is CO2e emissions. <text:span text:style-name="T80">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8"/>
      <text:p text:style-name="P5"/>
      <text:p text:style-name="P3"><text:span text:style-name="T75">Modest Margaret</text:span> – <text:span text:style-name="T52">Sign in to the website</text:span>:</text:p>
      <text:p text:style-name="P6">Navigation </text:p>
      <text:p text:style-name="P3"/>
      <text:p text:style-name="P57"/>
      <text:p text:style-name="P45"><text:soft-page-break/>Part <text:span text:style-name="T72">4</text:span> :</text:p>
      <text:h text:style-name="P80" text:outline-level="2"><text:bookmark text:name="Reflection_40_602_page_per_member_41"/>Reflection</text:h>
      <text:h text:style-name="P78" text:outline-level="3"><text:bookmark text:name="Persona_Reflection_40_601_page_per_member_41"/>Persona Reflection</text:h>
      <text:p text:style-name="P72">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75">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71"/>
      <text:h text:style-name="P76" text:outline-level="3"><text:bookmark text:name="Scenario_Reflection_40_601_page_per_member_41"/>Scenario Reflection</text:h>
      <text:p text:style-name="P73">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2T15:38:33.577548995</dc:date>
    <meta:editing-duration>P4DT1H29M31S</meta:editing-duration>
    <meta:editing-cycles>971</meta:editing-cycles>
    <meta:generator>LibreOffice/6.0.7.3$Linux_X86_64 LibreOffice_project/00m0$Build-3</meta:generator>
    <meta:document-statistic meta:table-count="0" meta:image-count="0" meta:object-count="0" meta:page-count="5" meta:paragraph-count="69" meta:word-count="2258" meta:character-count="13662" meta:non-whitespace-character-count="11463"/>
  </office:meta>
</office:document-meta>
</file>